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22pt" style:font-size-asian="22pt" style:font-size-complex="22pt" fo:language="en" fo:country="US"/>
    </style:style>
    <style:style style:name="P2" style:parent-style-name="Normal" style:family="paragraph">
      <style:text-properties fo:font-weight="bold" style:font-weight-asian="bold" style:font-weight-complex="bold" fo:font-style="italic" style:font-style-asian="italic" style:font-style-complex="italic" fo:language="nl" fo:country="NL"/>
    </style:style>
    <style:style style:name="P3" style:parent-style-name="Normal" style:family="paragraph">
      <style:text-properties fo:language="nl" fo:country="NL"/>
    </style:style>
    <style:style style:name="P4" style:parent-style-name="Normal" style:family="paragraph">
      <style:text-properties fo:font-weight="bold" style:font-weight-asian="bold" style:font-weight-complex="bold" fo:font-style="italic" style:font-style-asian="italic" style:font-style-complex="italic" fo:language="nl" fo:country="NL"/>
    </style:style>
    <style:style style:name="P5" style:parent-style-name="Normal" style:family="paragraph">
      <style:text-properties fo:language="nl" fo:country="NL"/>
    </style:style>
    <style:style style:name="P6" style:parent-style-name="Normal" style:family="paragraph">
      <style:text-properties fo:font-weight="bold" style:font-weight-asian="bold" style:font-weight-complex="bold" fo:font-style="italic" style:font-style-asian="italic" style:font-style-complex="italic" fo:language="nl" fo:country="NL"/>
    </style:style>
    <style:style style:name="P7" style:parent-style-name="Normal" style:family="paragraph">
      <style:text-properties fo:language="nl" fo:country="NL"/>
    </style:style>
    <style:style style:name="P8" style:parent-style-name="Normal" style:family="paragraph">
      <style:text-properties fo:language="nl" fo:country="NL"/>
    </style:style>
    <style:style style:name="P9" style:parent-style-name="Normal" style:family="paragraph">
      <style:text-properties fo:font-weight="bold" style:font-weight-asian="bold" style:font-weight-complex="bold" fo:font-style="italic" style:font-style-asian="italic" style:font-style-complex="italic" fo:language="nl" fo:country="NL"/>
    </style:style>
    <style:style style:name="P10" style:parent-style-name="Normal" style:family="paragraph">
      <style:text-properties fo:language="nl" fo:country="NL"/>
    </style:style>
    <style:style style:name="P11" style:parent-style-name="Normal" style:family="paragraph">
      <style:text-properties fo:font-weight="bold" style:font-weight-asian="bold" style:font-weight-complex="bold" fo:font-style="italic" style:font-style-asian="italic" style:font-style-complex="italic" fo:language="nl" fo:country="NL"/>
    </style:style>
    <style:style style:name="P12" style:parent-style-name="Normal" style:family="paragraph">
      <style:text-properties fo:language="nl" fo:country="NL"/>
    </style:style>
    <style:style style:name="P13" style:parent-style-name="Normal" style:family="paragraph">
      <style:text-properties fo:font-weight="bold" style:font-weight-asian="bold" style:font-weight-complex="bold" fo:font-style="italic" style:font-style-asian="italic" style:font-style-complex="italic" fo:language="nl" fo:country="NL"/>
    </style:style>
    <style:style style:name="P14" style:parent-style-name="Normal" style:family="paragraph">
      <style:text-properties fo:language="nl" fo:country="NL"/>
    </style:style>
    <style:style style:name="P15" style:parent-style-name="Normal" style:family="paragraph">
      <style:text-properties fo:language="nl" fo:country="NL"/>
    </style:style>
    <style:style style:name="P16" style:parent-style-name="Normal" style:family="paragraph">
      <style:text-properties fo:language="nl" fo:country="NL"/>
    </style:style>
    <style:style style:name="P17" style:parent-style-name="Normal" style:family="paragraph">
      <style:text-properties fo:language="nl" fo:country="NL"/>
    </style:style>
  </office:automatic-styles>
  <office:body>
    <office:text text:use-soft-page-breaks="true">
      <text:p text:style-name="P1">Taakverdeling.</text:p>
      <text:p text:style-name="P2">Week 1.<text:s/></text:p>
      <text:p text:style-name="P3">Hebben we met ze allen<text:s/>gebrainstormd over userstories, zodat we alles in onze storyboard konden zetten en via daar konden verder werken. Dit duurde voor ons allemaal ongeveer 1,5 uur</text:p>
      <text:p text:style-name="P4">Week 2.<text:s/></text:p>
      <text:p text:style-name="P5">Gingen we kijken wie wat het beste kon doen dus was Ramino begonnen met het inlog formulier en ging Ali hem helpen daarmee en Amira ging het css doen dus t stylen. Dit duurde ons allemaal ongeveer 2,5 uur.</text:p>
      <text:p text:style-name="P6">Week 3.</text:p>
      <text:p text:style-name="P7">Gingen we werken aan een mooie hoofdpagina zodat het website een beetje mooier leek. De #’s<text:s/></text:p>
      <text:p text:style-name="P8">Deed Ramino de homebutton deed Amira en Ali deed het achtergrond van t website. Dit duurde ons allemaal ongeveer een uur.</text:p>
      <text:p text:style-name="P9">Week 4.</text:p>
      <text:p text:style-name="P10">In dit week ging ramino verder werken met t database en<text:s/>het maken van een accont ook<text:s/>zorgde hij er voor dat wachtwoorden encrypted was<text:s/>Ali en Amira gingen hem helpen en werkte tegelijkertijd ook aan de documentatie dit duurde ons allemaal ongeveer 3 a 4 uurtjes</text:p>
      <text:p text:style-name="P11">Week 5/8</text:p>
      <text:p text:style-name="P12">Gingen we werken aan het liken van tweets en het berwerken van het account en we gingen weer werken aan de styling van de website dit duurde ons allemaal ongeveer 4/7 uurtjes in totaal.<text:s/></text:p>
      <text:p text:style-name="P13">Week 9.<text:s/></text:p>
      <text:p text:style-name="P14">Controleren we even of we alles hebben en of we nog kleine details er bij kunnen voegen dit duurt ons ook ongeveer 1,5 uur, omdat we alles grondig checken.<text:s/></text:p>
      <text:p text:style-name="P15"/>
      <text:p text:style-name="P16"/>
      <text:p text:style-name="P1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N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li Kozan</meta:initial-creator>
    <dc:creator>Ali Kozan</dc:creator>
    <meta:creation-date>2023-04-05T07:57:00Z</meta:creation-date>
    <dc:date>2023-04-05T08:37:00Z</dc:date>
    <meta:template xlink:href="Normal" xlink:type="simple"/>
    <meta:editing-cycles>1</meta:editing-cycles>
    <meta:editing-duration>PT0S</meta:editing-duration>
    <meta:document-statistic meta:page-count="1" meta:paragraph-count="2" meta:word-count="191" meta:character-count="1278" meta:row-count="9" meta:non-whitespace-character-count="1089"/>
  </office:meta>
</office:document-meta>
</file>